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fill="none" draw:textarea-vertical-align="middle"/>
    </style:style>
    <style:style style:name="gr2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332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2.397cm" svg:y1="1.889cm" svg:x2="2.397cm" svg:y2="25.511cm">
          <text:p/>
        </draw:line>
        <draw:line draw:style-name="gr1" draw:text-style-name="P1" draw:layer="layout" svg:x1="6.207cm" svg:y1="1.889cm" svg:x2="6.207cm" svg:y2="25.511cm">
          <text:p/>
        </draw:line>
        <draw:line draw:style-name="gr1" draw:text-style-name="P1" draw:layer="layout" svg:x1="10.652cm" svg:y1="1.889cm" svg:x2="10.652cm" svg:y2="25.511cm">
          <text:p/>
        </draw:line>
        <draw:line draw:style-name="gr2" draw:text-style-name="P1" draw:layer="layout" svg:x1="1cm" svg:y1="3.032cm" svg:x2="18.653cm" svg:y2="4.556cm">
          <text:p text:style-name="P1">connect</text:p>
        </draw:line>
        <draw:custom-shape draw:style-name="gr3" draw:text-style-name="P1" draw:layer="layout" svg:width="3.683cm" svg:height="1.016cm" svg:x="1.381cm" svg:y="25.765cm">
          <text:p text:style-name="P1">Unauthorize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1.016cm" svg:x="5.445cm" svg:y="25.765cm">
          <text:p text:style-name="P1">Authoriz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83cm" svg:height="1.016cm" svg:x="9.636cm" svg:y="25.765cm">
          <text:p text:style-name="P1">Authorized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526cm" svg:y1="4.81cm" svg:x2="2.524cm" svg:y2="5.445cm">
          <text:p/>
        </draw:line>
        <draw:frame draw:style-name="gr5" draw:layer="layout" svg:width="4.067cm" svg:height="0.962cm" svg:x="8.744cm" svg:y="4.61cm">
          <draw:text-box>
            <text:p>connected</text:p>
          </draw:text-box>
        </draw:frame>
        <draw:line draw:style-name="gr4" draw:text-style-name="P1" draw:layer="layout" svg:x1="2.524cm" svg:y1="5.699cm" svg:x2="18.653cm" svg:y2="7.604cm">
          <text:p/>
        </draw:line>
        <draw:custom-shape draw:style-name="gr6" draw:text-style-name="P1" draw:layer="layout" svg:width="4.699cm" svg:height="0.889cm" svg:x="5.826cm" svg:y="7.223cm">
          <text:p text:style-name="P1">MECHS <text:s/>---</text:p>
          <draw:enhanced-geometry svg:viewBox="0 0 21600 21600" draw:text-areas="800 800 20800 20800" draw:type="round-rectangular-callout" draw:modifiers="14081.3617021277 2883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8.653cm" svg:y1="7.858cm" svg:x2="6.334cm" svg:y2="8.62cm">
          <text:p/>
        </draw:line>
        <draw:custom-shape draw:style-name="gr6" draw:text-style-name="P1" draw:layer="layout" svg:width="4.699cm" svg:height="0.889cm" svg:x="5.827cm" svg:y="7.224cm">
          <text:p text:style-name="P1">MECHS <text:s/>---</text:p>
          <draw:enhanced-geometry svg:viewBox="0 0 21600 21600" draw:text-areas="800 800 20800 20800" draw:type="round-rectangular-callout" draw:modifiers="14081.3617021277 28832.3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2.921cm" svg:height="0.762cm" svg:x="15.732cm" svg:y="5.953cm">
          <text:p text:style-name="P1">AUTH</text:p>
          <draw:enhanced-geometry svg:viewBox="0 0 21600 21600" draw:text-areas="800 800 20800 20800" draw:type="round-rectangular-callout" draw:modifiers="5351.95071868583 41076.80209698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6.334cm" svg:y1="9.255cm" svg:x2="18.78cm" svg:y2="10.271cm">
          <text:p/>
        </draw:line>
        <draw:custom-shape draw:style-name="gr6" draw:text-style-name="P1" draw:layer="layout" svg:width="3.429cm" svg:height="1.143cm" svg:x="15.351cm" svg:y="8.62cm">
          <text:p text:style-name="P1">MECH ---</text:p>
          <draw:enhanced-geometry svg:viewBox="0 0 21600 21600" draw:text-areas="800 800 20800 20800" draw:type="round-rectangular-callout" draw:modifiers="1398.01749271137 27623.07692307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" draw:text-style-name="P1" draw:layer="layout" svg:x1="15.097cm" svg:y1="1.889cm" svg:x2="15.097cm" svg:y2="25.511cm">
          <text:p/>
        </draw:line>
        <draw:line draw:style-name="gr4" draw:text-style-name="P1" draw:layer="layout" svg:x1="18.653cm" svg:y1="10.398cm" svg:x2="15.097cm" svg:y2="11.287cm">
          <text:p/>
        </draw:line>
        <draw:line draw:style-name="gr4" draw:text-style-name="P1" draw:layer="layout" svg:x1="15.097cm" svg:y1="11.922cm" svg:x2="18.78cm" svg:y2="12.811cm">
          <text:p/>
        </draw:line>
        <draw:line draw:style-name="gr4" draw:text-style-name="P1" draw:layer="layout" svg:x1="18.653cm" svg:y1="12.938cm" svg:x2="10.779cm" svg:y2="13.446cm">
          <text:p/>
        </draw:line>
        <draw:custom-shape draw:style-name="gr6" draw:text-style-name="P1" draw:layer="layout" svg:width="2.286cm" svg:height="0.762cm" svg:x="11.541cm" svg:y="12.303cm">
          <text:p text:style-name="P1">OK</text:p>
          <draw:enhanced-geometry svg:viewBox="0 0 21600 21600" draw:text-areas="800 800 20800 20800" draw:type="round-rectangular-callout" draw:modifiers="7329.07739396589 26242.72608125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0.779cm" svg:y1="13.827cm" svg:x2="18.78cm" svg:y2="14.589cm">
          <text:p/>
        </draw:line>
        <draw:custom-shape draw:style-name="gr6" draw:text-style-name="P1" draw:layer="layout" svg:width="4.445cm" svg:height="0.762cm" svg:x="15.351cm" svg:y="13.202cm">
          <text:p text:style-name="P1">INTERFACE</text:p>
          <draw:enhanced-geometry svg:viewBox="0 0 21600 21600" draw:text-areas="800 800 20800 20800" draw:type="round-rectangular-callout" draw:modifiers="2774.08906882591 33065.26867627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8.653cm" svg:y1="14.843cm" svg:x2="10.779cm" svg:y2="15.732cm">
          <text:p/>
        </draw:line>
        <draw:custom-shape draw:style-name="gr6" draw:text-style-name="P1" draw:layer="layout" svg:width="4.572cm" svg:height="0.889cm" svg:x="10.779cm" svg:y="14.335cm">
          <text:p text:style-name="P1">INTERFACE</text:p>
          <draw:enhanced-geometry svg:viewBox="0 0 21600 21600" draw:text-areas="800 800 20800 20800" draw:type="round-rectangular-callout" draw:modifiers="2593.13361032145 32157.30337078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8.907cm" svg:y1="16.494cm" svg:x2="10.779cm" svg:y2="17.637cm">
          <text:p/>
        </draw:line>
        <draw:custom-shape draw:style-name="gr6" draw:text-style-name="P1" draw:layer="layout" svg:width="6.604cm" svg:height="0.889cm" svg:x="10.779cm" svg:y="16.24cm">
          <text:p text:style-name="P1">UIFORM &lt;doctype&gt;</text:p>
          <draw:enhanced-geometry svg:viewBox="0 0 21600 21600" draw:text-areas="800 800 20800 20800" draw:type="round-rectangular-callout" draw:modifiers="3217.92581377744 30312.808988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8.907cm" svg:y1="17.51cm" svg:x2="10.779cm" svg:y2="18.78cm">
          <text:p/>
        </draw:line>
        <draw:custom-shape draw:style-name="gr3" draw:text-style-name="P1" draw:layer="layout" svg:width="4.699cm" svg:height="1.143cm" svg:x="14.589cm" svg:y="18.018cm">
          <text:p text:style-name="P1">UI Form data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4" draw:text-style-name="P1" draw:layer="layout" svg:x1="19.034cm" svg:y1="19.034cm" svg:x2="10.652cm" svg:y2="20.431cm">
          <text:p/>
        </draw:line>
        <draw:custom-shape draw:style-name="gr6" draw:text-style-name="P1" draw:layer="layout" svg:width="2.413cm" svg:height="1.016cm" svg:x="10.906cm" svg:y="19.034cm">
          <text:p text:style-name="P1">OK</text:p>
          <draw:enhanced-geometry svg:viewBox="0 0 21600 21600" draw:text-areas="800 800 20800 20800" draw:type="round-rectangular-callout" draw:modifiers="5288.15244407622 25932.74336283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1" draw:layer="layout" svg:x1="10.398cm" svg:y1="17.256cm" svg:x2="10.398cm" svg:y2="19.288cm">
          <text:p/>
        </draw:line>
        <draw:line draw:style-name="gr7" draw:text-style-name="P1" draw:layer="layout" svg:x1="10.271cm" svg:y1="17.256cm" svg:x2="10.271cm" svg:y2="19.288cm">
          <text:p/>
        </draw:line>
        <draw:custom-shape draw:style-name="gr3" draw:text-style-name="P1" draw:layer="layout" svg:width="4.881cm" svg:height="0.951cm" svg:x="13.827cm" svg:y="25.765cm">
          <text:p text:style-name="P1">Auth Procedur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652cm" svg:y1="20.685cm" svg:x2="19.288cm" svg:y2="21.32cm">
          <text:p/>
        </draw:line>
        <draw:line draw:style-name="gr4" draw:text-style-name="P1" draw:layer="layout" svg:x1="10.652cm" svg:y1="21.32cm" svg:x2="19.034cm" svg:y2="21.955cm">
          <text:p/>
        </draw:line>
        <draw:line draw:style-name="gr4" draw:text-style-name="P1" draw:layer="layout" svg:x1="19.288cm" svg:y1="22.971cm" svg:x2="10.779cm" svg:y2="23.352cm">
          <text:p/>
        </draw:line>
        <draw:line draw:style-name="gr4" draw:text-style-name="P1" draw:layer="layout" svg:x1="19.288cm" svg:y1="23.479cm" svg:x2="10.779cm" svg:y2="23.987cm">
          <text:p/>
        </draw:line>
        <draw:custom-shape draw:style-name="gr6" draw:text-style-name="P1" draw:layer="layout" svg:width="4.445cm" svg:height="0.889cm" svg:x="15.732cm" svg:y="19.669cm">
          <text:p text:style-name="P1">REQUEST</text:p>
          <draw:enhanced-geometry svg:viewBox="0 0 21600 21600" draw:text-areas="800 800 20800 20800" draw:type="round-rectangular-callout" draw:modifiers="3517.40890688259 31623.37078651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048cm" svg:height="1.27cm" svg:x="10.144cm" svg:y="21.32cm">
          <text:p text:style-name="P1">Request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" draw:layer="layout" svg:width="3.429cm" svg:height="0.762cm" svg:x="14.081cm" svg:y="21.828cm">
          <text:p text:style-name="P1">ANSWER</text:p>
          <draw:enhanced-geometry svg:viewBox="0 0 21600 21600" draw:text-areas="800 800 20800 20800" draw:type="round-rectangular-callout" draw:modifiers="6813.76093294461 37198.4272608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3.048cm" svg:height="1.27cm" svg:x="17.129cm" svg:y="23.098cm">
          <text:p text:style-name="P1">Result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4" draw:text-style-name="P1" draw:layer="layout" svg:x1="19.669cm" svg:y1="24.495cm" svg:x2="10.779cm" svg:y2="25.257cm">
          <text:p/>
        </draw:line>
        <draw:custom-shape draw:style-name="gr6" draw:text-style-name="P1" draw:layer="layout" svg:width="2.413cm" svg:height="0.889cm" svg:x="11.922cm" svg:y="23.987cm">
          <text:p text:style-name="P1">OK/ERR</text:p>
          <draw:enhanced-geometry svg:viewBox="0 0 21600 21600" draw:text-areas="800 800 20800 20800" draw:type="round-rectangular-callout" draw:modifiers="4026.51201325601 25750.11235955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0.779cm" svg:y1="13.446cm" svg:x2="1cm" svg:y2="14.208cm">
          <text:p/>
        </draw:line>
        <draw:custom-shape draw:style-name="gr6" draw:text-style-name="P1" draw:layer="layout" svg:width="2.667cm" svg:height="0.763cm" svg:x="2.651cm" svg:y="12.937cm">
          <text:p text:style-name="P1">ERR</text:p>
          <draw:enhanced-geometry svg:viewBox="0 0 21600 21600" draw:text-areas="800 800 20800 20800" draw:mirror-vertical="false" draw:type="round-rectangular-callout" draw:modifiers="4396.10194902549 30223.03664921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_20__28_var_29_" svg:stroke-color="#000000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3T13:27:38</meta:creation-date>
    <dc:date>2012-10-23T14:22:52</dc:date>
    <meta:editing-duration>PT55M16S</meta:editing-duration>
    <meta:editing-cycles>2</meta:editing-cycles>
    <meta:generator>LibreOffice/3.4$Unix LibreOffice_project/340m1$Build-402</meta:generator>
    <meta:document-statistic meta:object-count="46"/>
  </office:meta>
</office:document-meta>
</file>